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6.32cm" fo:margin-left="0.191cm" style:page-number="auto" table:align="left"/>
    </style:style>
    <style:style style:name="Table1.A" style:family="table-column">
      <style:table-column-properties style:column-width="2.328cm"/>
    </style:style>
    <style:style style:name="Table1.B" style:family="table-column">
      <style:table-column-properties style:column-width="13.991cm"/>
    </style:style>
    <style:style style:name="Table1.1" style:family="table-row">
      <style:table-row-properties style:min-row-height="2.92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5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text-properties fo:language="id" fo:country="ID"/>
    </style:style>
    <style:style style:name="P7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Normal">
      <style:paragraph-properties>
        <style:tab-stops>
          <style:tab-stop style:position="6.959cm"/>
        </style:tab-stops>
      </style:paragraph-properties>
    </style:style>
    <style:style style:name="P9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2" style:family="paragraph" style:parent-style-name="Normal">
      <style:paragraph-properties fo:margin-left="0cm" fo:margin-right="0cm" fo:text-indent="1.27cm" style:auto-text-indent="false"/>
    </style:style>
    <style:style style:name="P13" style:family="paragraph" style:parent-style-name="Normal">
      <style:paragraph-properties fo:margin-left="0cm" fo:margin-right="0cm" fo:text-indent="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4.34cm"/>
        </style:tab-stops>
      </style:paragraph-properties>
    </style:style>
    <style:style style:name="P14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5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8" style:family="paragraph" style:parent-style-name="Normal" style:list-style-name="L1">
      <style:paragraph-properties fo:text-align="justify" style:justify-single-word="false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fo:language="id" fo:country="I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language="id" fo:country="ID"/>
    </style:style>
    <style:style style:name="T9" style:family="text">
      <style:text-properties style:use-window-font-color="true" fo:language="id" fo:country="ID" fo:font-weight="bold" style:font-weight-asian="bold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388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2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/text:span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4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4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5"><text:span text:style-name="Default_20_Paragraph_20_Font"><text:span text:style-name="T4">KODE POS 55212</text:span></text:span></text:p>
          </table:table-cell>
        </table:table-row>
      </table:table>
      <text:p text:style-name="Normal"><draw:connector text:anchor-type="paragraph" draw:z-index="2" draw:name="Line 387" draw:style-name="gr1" draw:type="line" svg:x1="0cm" svg:y1="-0.011cm" svg:x2="16.593cm" svg:y2="-0.011cm" svg:d="M0-12h16593"><text:p/></draw:connector><text:span text:style-name="Default_20_Paragraph_20_Font"><text:span text:style-name="T3"/></text:span></text:p>
      <text:p text:style-name="P7">SURAT IJIN CUTI TAHUNAN</text:p>
      <text:p text:style-name="Normal"><text:span text:style-name="Default_20_Paragraph_20_Font"><text:span text:style-name="T2"><text:s text:c="55"/>Nomor:</text:span></text:span> </text:p>
      <text:p text:style-name="P6"/>
      <text:p text:style-name="P6"><text:s text:c="24"/></text:p>
      <text:p text:style-name="P9"><text:span text:style-name="Default_20_Paragraph_20_Font"><text:span text:style-name="T2">Diberikan cuti tahunan untuk tahun 201</text:span></text:span>6<text:span text:style-name="Default_20_Paragraph_20_Font"><text:span text:style-name="T2"> kepada Pegawai Negeri Sipil:</text:span></text:span><text:tab/><text:tab/></text:p>
      <text:p text:style-name="P8"><text:tab/></text:p>
      <text:p text:style-name="P12">Nama<text:tab/><text:tab/><text:tab/>: <text:span text:style-name="Default_20_Paragraph_20_Font"><text:span text:style-name="T2">[onshow.nama1]</text:span></text:span></text:p>
      <text:p text:style-name="P12">NIP<text:tab/><text:tab/><text:tab/>: <text:span text:style-name="Default_20_Paragraph_20_Font"><text:span text:style-name="T2">[onshow.NIP1; magnet=text:p]</text:span></text:span></text:p>
      <text:p text:style-name="P12">Pangkat/Gol Ruang<text:tab/>: <text:span text:style-name="Default_20_Paragraph_20_Font"><text:span text:style-name="T2">[onshow.pangkat1] /</text:span></text:span> [onshow.golongan1]</text:p>
      <text:p text:style-name="P13">Jabatan<text:tab/><text:tab/>: <text:span text:style-name="Default_20_Paragraph_20_Font"><text:span text:style-name="T2">[onshow.jabatan1]</text:span></text:span></text:p>
      <text:p text:style-name="P13">Unit Kerja<text:tab/><text:tab/>: <text:span text:style-name="Default_20_Paragraph_20_Font"><text:span text:style-name="T2">[onshow.unit_kerja1]</text:span></text:span></text:p>
      <text:p text:style-name="P12">Instansi<text:tab/><text:tab/>: <text:span text:style-name="Default_20_Paragraph_20_Font"><text:span text:style-name="T2">[onshow.instansi1]</text:span></text:span></text:p>
      <text:p text:style-name="P9"/>
      <text:p text:style-name="P10">Selama [onshow.lamacuti1] hari kerja, <text:s/>terhitung mulai tanggal <text:span text:style-name="Default_20_Paragraph_20_Font"><text:span text:style-name="T9">[onshow.tanggalmulai1]</text:span></text:span><text:span text:style-name="T10"> s/d</text:span><text:span text:style-name="Default_20_Paragraph_20_Font"><text:span text:style-name="T9"> [onshow.tanggalselesai1]</text:span></text:span>, <text:s/>dengan ketentuan sebagai berikut :</text:p>
      <text:p text:style-name="P10"/>
      <text:list xml:id="list5975620960568795601" text:style-name="L1">
        <text:list-item>
          <text:p text:style-name="P18"><text:span text:style-name="Default_20_Paragraph_20_Font"><text:span text:style-name="T2">Sebelum menjalankan cuti </text:span></text:span>tahunan <text:span text:style-name="Default_20_Paragraph_20_Font"><text:span text:style-name="T2">wajib menyerahkan pekerjaannya kepada atasan langsung</text:span></text:span>nya<text:span text:style-name="Default_20_Paragraph_20_Font"><text:span text:style-name="T2">.</text:span></text:span></text:p>
        </text:list-item>
        <text:list-item>
          <text:p text:style-name="P18"><text:span text:style-name="Default_20_Paragraph_20_Font"><text:span text:style-name="T2">Setelah selesai menjalankan cuti </text:span></text:span>tahunan<text:span text:style-name="Default_20_Paragraph_20_Font"><text:span text:style-name="T2"> wajib melaporkan diri kepada atasan langsung dan bekerja kembali sebagaimana </text:span></text:span>mestinya<text:span text:style-name="Default_20_Paragraph_20_Font"><text:span text:style-name="T2">.</text:span></text:span></text:p>
        </text:list-item>
      </text:list>
      <text:p text:style-name="P14"/>
      <text:p text:style-name="P11">Demikian surat izin cuti tahunan ini dibuat untuk dapat digunakan sebagaimana mestinya. <text:s text:c="3"/></text:p>
      <text:p text:style-name="P6"/>
      <text:p text:style-name="P6"/>
      <text:p text:style-name="P15"/>
      <text:p text:style-name="P15">Yogyakarta, <text:span text:style-name="Default_20_Paragraph_20_Font"><text:span text:style-name="T2">[onshow.tanggal]</text:span></text:span></text:p>
      <text:p text:style-name="Normal"><text:tab/><text:tab/><text:tab/><text:tab/><text:tab/><text:tab/><text:tab/>Kepala</text:p>
      <text:p text:style-name="P16"/>
      <text:p text:style-name="P16"/>
      <text:p text:style-name="P16"><text:s/></text:p>
      <text:p text:style-name="P16"/>
      <text:p text:style-name="P15">Drs. Edy Heri Suasana, M.Pd</text:p>
      <text:p text:style-name="P17"><text:s/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032cm" fo:margin-bottom="1.016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vinsensius satya</meta:initial-creator>
    <meta:creation-date>2016-02-02T04:30:00Z</meta:creation-date>
    <dc:date>2016-02-10T15:23:51.63</dc:date>
    <meta:print-date>2007-04-25T21:44:00Z</meta:print-date>
    <meta:editing-cycles>24</meta:editing-cycles>
    <meta:editing-duration>PT12M18S</meta:editing-duration>
    <meta:document-statistic meta:table-count="1" meta:image-count="1" meta:object-count="0" meta:page-count="1" meta:paragraph-count="27" meta:word-count="134" meta:character-count="1165"/>
    <meta:template xlink:type="simple" xlink:actuate="onRequest" xlink:title="" xlink:href="Normal.dotm"/>
  </office:meta>
</office:document-meta>
</file>